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9"/>
    <style:style style:name="ce3" style:family="table-cell" style:parent-style-name="Currency" style:data-style-name="N34">
      <style:text-properties style:font-name="Liberation Sans" style:font-name-asian="Liberation Sans" style:font-name-complex="Liberation Sans" fo:font-size="10pt" style:font-size-asian="10pt" style:font-size-complex="10pt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1.666875cm"/>
    </style:style>
    <style:style style:name="co3" style:family="table-column">
      <style:table-column-properties fo:break-before="auto" style:column-width="1.69333333333333cm"/>
    </style:style>
    <style:style style:name="co4" style:family="table-column">
      <style:table-column-properties fo:break-before="auto" style:column-width="3.06916666666667cm"/>
    </style:style>
    <style:style style:name="co5" style:family="table-column">
      <style:table-column-properties fo:break-before="auto" style:column-width="3.22791666666667cm"/>
    </style:style>
    <style:style style:name="co6" style:family="table-column">
      <style:table-column-properties fo:break-before="auto" style:column-width="3.20145833333333cm"/>
    </style:style>
    <style:style style:name="co7" style:family="table-column">
      <style:table-column-properties fo:break-before="auto" style:column-width="2.91041666666667cm"/>
    </style:style>
    <style:style style:name="co8" style:family="table-column">
      <style:table-column-properties fo:break-before="auto" style:column-width="3.70416666666667cm"/>
    </style:style>
    <style:style style:name="co9" style:family="table-column">
      <style:table-column-properties fo:break-before="auto" style:column-width="3.43958333333333cm"/>
    </style:style>
    <style:style style:name="co10" style:family="table-column">
      <style:table-column-properties fo:break-before="auto" style:column-width="2.69875cm"/>
    </style:style>
    <style:style style:name="co11" style:family="table-column">
      <style:table-column-properties fo:break-before="auto" style:column-width="3.01625cm" style:use-optimal-column-width="true"/>
    </style:style>
    <style:style style:name="ro1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Thermocouples" table:style-name="ta1">
        <table:table-column table:style-name="co1" table:number-columns-repeated="9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3" table:number-columns-repeated="16372" table:default-cell-style-name="ce1"/>
        <table:table-row table:style-name="ro1">
          <table:table-cell office:value-type="string" table:style-name="ce1">
            <text:p>Type</text:p>
          </table:table-cell>
          <table:table-cell office:value-type="string" table:style-name="ce1">
            <text:p>Tmax</text:p>
          </table:table-cell>
          <table:table-cell office:value-type="string" table:style-name="ce1">
            <text:p>T(5)</text:p>
          </table:table-cell>
          <table:table-cell office:value-type="string" table:style-name="ce1">
            <text:p>T(40)</text:p>
          </table:table-cell>
          <table:table-cell office:value-type="string" table:style-name="ce1">
            <text:p>V(0)</text:p>
          </table:table-cell>
          <table:table-cell office:value-type="string" table:style-name="ce1">
            <text:p>V(max)</text:p>
          </table:table-cell>
          <table:table-cell office:value-type="string" table:style-name="ce1">
            <text:p>alpha</text:p>
          </table:table-cell>
          <table:table-cell office:value-type="string" table:style-name="ce1">
            <text:p>Atot</text:p>
          </table:table-cell>
          <table:table-cell office:value-type="string" table:style-name="ce1">
            <text:p>Ac</text:p>
          </table:table-cell>
          <table:table-cell office:value-type="string" table:style-name="ce1">
            <text:p>Rg_c</text:p>
          </table:table-cell>
          <table:table-cell office:value-type="string" table:style-name="ce1">
            <text:p>Aa</text:p>
          </table:table-cell>
          <table:table-cell office:value-type="string" table:style-name="ce1">
            <text:p>Rg_a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J</text:p>
          </table:table-cell>
          <table:table-cell office:value-type="float" office:value="1090" table:style-name="ce1">
            <text:p>1090</text:p>
          </table:table-cell>
          <table:table-cell office:value-type="float" office:value="2.5000000000000001E-4" table:formula="of:=0.25/1000" table:style-name="ce1">
            <text:p>0,00025</text:p>
          </table:table-cell>
          <table:table-cell office:value-type="float" office:value="2.0600000000000002E-3" table:formula="of:=2.06/1000" table:style-name="ce1">
            <text:p>0,00206</text:p>
          </table:table-cell>
          <table:table-cell office:value-type="float" office:value="-7.3480000000000008E-4" table:formula="of:=(1.28 / 1000) - [.G2] * 40" table:style-name="ce1">
            <text:p>-0,0007348</text:p>
          </table:table-cell>
          <table:table-cell office:value-type="float" office:value="6.3213999999999992E-2" table:formula="of:=63.214 / 1000" table:style-name="ce1">
            <text:p>0,063214</text:p>
          </table:table-cell>
          <table:table-cell office:value-type="float" office:value="5.0370000000000001E-5" table:formula="of:=50.37/1000000" table:style-name="ce1">
            <text:p>0,00005037</text:p>
          </table:table-cell>
          <table:table-cell office:value-type="float" office:value="79.09640269560542" table:formula="of:=5 / [.F2]" table:style-name="ce1">
            <text:p>79,0964027</text:p>
          </table:table-cell>
          <table:table-cell office:value-type="float" office:value="39.706174310105219" table:formula="of:=[.$A$10] / [.G2]" table:style-name="ce1">
            <text:p>39,70617431</text:p>
          </table:table-cell>
          <table:table-cell office:value-type="float" office:value="1304.7014048819522" table:formula="of:=50500 / ([.I2] - 1)" table:style-name="ce1">
            <text:p>1304,701405</text:p>
          </table:table-cell>
          <table:table-cell office:value-type="float" office:value="1.9920429018888226" table:formula="of:=[.H2]/ [.I2]" table:style-name="ce1">
            <text:p>1,992042902</text:p>
          </table:table-cell>
          <table:table-cell office:value-type="float" office:value="50905.05652915754" table:formula="of:=50500/([.K2] - 1)" table:style-name="ce1">
            <text:p>50905,05653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K</text:p>
          </table:table-cell>
          <table:table-cell office:value-type="float" office:value="1280" table:style-name="ce1">
            <text:p>1280</text:p>
          </table:table-cell>
          <table:table-cell office:value-type="float" office:value="2.0000000000000001E-4" table:formula="of:=0.2 / 1000" table:style-name="ce1">
            <text:p>0,0002</text:p>
          </table:table-cell>
          <table:table-cell office:value-type="float" office:value="2.3499999999999999E-4" table:formula="of:=0.235/1000" table:style-name="ce1">
            <text:p>0,000235</text:p>
          </table:table-cell>
          <table:table-cell office:value-type="float" office:value="3.0800000000000315E-5" table:formula="of:=1.61 / 1000 - [.G3] * 40" table:style-name="ce1">
            <text:p>3,08E-05</text:p>
          </table:table-cell>
          <table:table-cell office:value-type="float" office:value="5.176E-2" table:formula="of:=51.76 / 1000" table:style-name="ce1">
            <text:p>0,05176</text:p>
          </table:table-cell>
          <table:table-cell office:value-type="float" office:value="3.9479999999999995E-5" table:formula="of:=39.48 / 1000000" table:style-name="ce1">
            <text:p>0,00003948</text:p>
          </table:table-cell>
          <table:table-cell office:value-type="float" office:value="96.599690880989186" table:formula="of:=5 / [.F3]" table:style-name="ce1">
            <text:p>96,59969088</text:p>
          </table:table-cell>
          <table:table-cell office:value-type="float" office:value="50.658561296859176" table:formula="of:=[.$A$10] / [.G3]" table:style-name="ce1">
            <text:p>50,6585613</text:p>
          </table:table-cell>
          <table:table-cell office:value-type="float" office:value="1016.9444841164587" table:formula="of:=50500 / ([.I3] - 1)" table:style-name="ce1">
            <text:p>1016,944484</text:p>
          </table:table-cell>
          <table:table-cell office:value-type="float" office:value="1.9068778979907264" table:formula="of:=[.H3]/ [.I3]" table:style-name="ce1">
            <text:p>1,906877898</text:p>
          </table:table-cell>
          <table:table-cell office:value-type="float" office:value="55685.556028973158" table:formula="of:=50500/([.K3] - 1)" table:style-name="ce1">
            <text:p>55685,55603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S</text:p>
          </table:table-cell>
          <table:table-cell office:value-type="float" office:value="1420" table:style-name="ce1">
            <text:p>1420</text:p>
          </table:table-cell>
          <table:table-cell office:value-type="float" office:value="2.8E-5" table:formula="of:=0.028 / 1000" table:style-name="ce1">
            <text:p>0,000028</text:p>
          </table:table-cell>
          <table:table-cell office:value-type="float" office:value="2.3499999999999999E-4" table:formula="of:=0.235 / 1000" table:style-name="ce1">
            <text:p>0,000235</text:p>
          </table:table-cell>
          <table:table-cell office:value-type="float" office:value="-1.7259999999999994E-4" table:formula="of:=0.235 / 1000 - [.G4] * 40" table:style-name="ce1">
            <text:p>-0,0001726</text:p>
          </table:table-cell>
          <table:table-cell office:value-type="float" office:value="1.4576E-2" table:formula="of:=14.576 / 1000" table:style-name="ce1">
            <text:p>0,014576</text:p>
          </table:table-cell>
          <table:table-cell office:value-type="float" office:value="1.0189999999999999E-5" table:formula="of:=10.19 / 1000000" table:style-name="ce1">
            <text:p>0,00001019</text:p>
          </table:table-cell>
          <table:table-cell office:value-type="float" office:value="343.02963776070254" table:formula="of:=5 / [.F4]" table:style-name="ce1">
            <text:p>343,0296378</text:p>
          </table:table-cell>
          <table:table-cell office:value-type="float" office:value="196.27085377821396" table:formula="of:=[.$A$10] / [.G4]" table:style-name="ce1">
            <text:p>196,2708538</text:p>
          </table:table-cell>
          <table:table-cell office:value-type="float" office:value="258.61514415949256" table:formula="of:=50500 / ([.I4] - 1)" table:style-name="ce1">
            <text:p>258,6151442</text:p>
          </table:table-cell>
          <table:table-cell office:value-type="float" office:value="1.7477360043907793" table:formula="of:=[.H4]/ [.I4]" table:style-name="ce1">
            <text:p>1,747736004</text:p>
          </table:table-cell>
          <table:table-cell office:value-type="float" office:value="67537.205248187922" table:formula="of:=50500/([.K4] - 1)" table:style-name="ce1">
            <text:p>67537,20525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J</text:p>
          </table:table-cell>
          <table:table-cell office:value-type="float" office:value="200" table:style-name="ce1">
            <text:p>200</text:p>
          </table:table-cell>
          <table:table-cell office:value-type="float" office:value="-1.24E-3" table:formula="of:=-1.24/1000" table:style-name="ce1">
            <text:p>-0,00124</text:p>
          </table:table-cell>
          <table:table-cell office:value-type="float" office:value="1.2800000000000001E-3" table:formula="of:=1.28/1000" table:style-name="ce1">
            <text:p>0,00128</text:p>
          </table:table-cell>
          <table:table-cell office:value-type="float" office:value="2.0000000000000052E-5" table:formula="of:=1.28 / 1000 - [.G5] * 25" table:style-name="ce1">
            <text:p>2E-05</text:p>
          </table:table-cell>
          <table:table-cell office:value-type="float" office:value="1.078E-2" table:formula="of:=10.78 / 1000" table:style-name="ce1">
            <text:p>0,01078</text:p>
          </table:table-cell>
          <table:table-cell office:value-type="float" office:value="5.0400000000000005E-5" table:formula="of:=([.D5] - [.C5]) / 50" table:style-name="ce1">
            <text:p>0,0000504</text:p>
          </table:table-cell>
          <table:table-cell office:value-type="float" office:value="463.82189239332098" table:formula="of:=5 / [.F5]" table:style-name="ce1">
            <text:p>463,8218924</text:p>
          </table:table-cell>
          <table:table-cell office:value-type="float" office:value="39.682539682539677" table:formula="of:=[.$A$10] / [.G5]" table:style-name="ce1">
            <text:p>39,68253968</text:p>
          </table:table-cell>
          <table:table-cell office:value-type="float" office:value="1305.4985638079609" table:formula="of:=50500 / ([.I5] - 1)" table:style-name="ce1">
            <text:p>1305,498564</text:p>
          </table:table-cell>
          <table:table-cell office:value-type="float" office:value="11.688311688311691" table:formula="of:=[.H5]/ [.I5]" table:style-name="ce1">
            <text:p>11,68831169</text:p>
          </table:table-cell>
          <table:table-cell office:value-type="float" office:value="4724.7873633049803" table:formula="of:=50500/([.K5] - 1)" table:style-name="ce1">
            <text:p>4724,787363</text:p>
          </table:table-cell>
          <table:table-cell table:number-columns-repeated="16372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office:value-type="string" table:style-name="ce1">
            <text:p>beta</text:p>
          </table:table-cell>
          <table:table-cell table:number-columns-repeated="16383" table:style-name="ce1"/>
        </table:table-row>
        <table:table-row table:style-name="ro1">
          <table:table-cell office:value-type="float" office:value="2E-3" table:style-name="ce1">
            <text:p>0,002</text:p>
          </table:table-cell>
          <table:table-cell table:number-columns-repeated="16383" table:style-name="ce1"/>
        </table:table-row>
        <table:table-row table:number-rows-repeated="1048566" table:style-name="ro1">
          <table:table-cell table:number-columns-repeated="16384"/>
        </table:table-row>
      </table:table>
      <table:table table:name="Batteries" table:style-name="ta1"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2" table:default-cell-style-name="ce1"/>
        <table:table-column table:style-name="co10" table:default-cell-style-name="ce1"/>
        <table:table-column table:style-name="co5" table:number-columns-repeated="2" table:default-cell-style-name="ce1"/>
        <table:table-column table:style-name="co1" table:number-columns-repeated="2" table:default-cell-style-name="ce1"/>
        <table:table-column table:style-name="co11" table:default-cell-style-name="ce1"/>
        <table:table-column table:style-name="co1" table:default-cell-style-name="ce1"/>
        <table:table-column table:style-name="co3" table:number-columns-repeated="16369" table:default-cell-style-name="ce1"/>
        <table:table-row table:style-name="ro1">
          <table:table-cell office:value-type="string" table:style-name="ce1">
            <text:p>Batterie</text:p>
          </table:table-cell>
          <table:table-cell office:value-type="string" table:style-name="ce1">
            <text:p>Vmin</text:p>
          </table:table-cell>
          <table:table-cell office:value-type="string" table:style-name="ce1">
            <text:p>Vnom</text:p>
          </table:table-cell>
          <table:table-cell office:value-type="string" table:style-name="ce1">
            <text:p>Vmax</text:p>
          </table:table-cell>
          <table:table-cell office:value-type="string" table:style-name="ce1">
            <text:p>Ah</text:p>
          </table:table-cell>
          <table:table-cell office:value-type="string" table:style-name="ce1">
            <text:p>Tension minimale</text:p>
          </table:table-cell>
          <table:table-cell office:value-type="string" table:style-name="ce1">
            <text:p>Tension nominale</text:p>
          </table:table-cell>
          <table:table-cell office:value-type="string" table:style-name="ce1">
            <text:p>Tension Maximale</text:p>
          </table:table-cell>
          <table:table-cell office:value-type="string" table:style-name="ce1">
            <text:p>S</text:p>
          </table:table-cell>
          <table:table-cell office:value-type="string" table:style-name="ce1">
            <text:p>P</text:p>
          </table:table-cell>
          <table:table-cell office:value-type="string" table:style-name="ce1">
            <text:p>Ah</text:p>
          </table:table-cell>
          <table:table-cell office:value-type="string" table:style-name="ce1">
            <text:p>Wh</text:p>
          </table:table-cell>
          <table:table-cell office:value-type="string" table:style-name="ce1">
            <text:p>Poids (kg)</text:p>
          </table:table-cell>
          <table:table-cell office:value-type="string" table:style-name="ce1">
            <text:p>Volume (m³)</text:p>
          </table:table-cell>
          <table:table-cell office:value-type="string" table:style-name="ce1">
            <text:p>Poids total</text:p>
          </table:table-cell>
          <table:table-cell office:value-type="string" table:style-name="ce1">
            <text:p>Volume Total</text:p>
          </table:table-cell>
          <table:table-cell office:value-type="string" table:style-name="ce1">
            <text:p>Pri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LC-P127R2P</text:p>
          </table:table-cell>
          <table:table-cell office:value-type="float" office:value="7" table:style-name="ce1">
            <text:p>7</text:p>
          </table:table-cell>
          <table:table-cell office:value-type="float" office:value="12" table:style-name="ce1">
            <text:p>12</text:p>
          </table:table-cell>
          <table:table-cell office:value-type="float" office:value="13.5" table:style-name="ce1">
            <text:p>13,5</text:p>
          </table:table-cell>
          <table:table-cell office:value-type="float" office:value="4.9000000000000004" table:style-name="ce1">
            <text:p>4,9</text:p>
          </table:table-cell>
          <table:table-cell office:value-type="float" office:value="7" table:formula="of:=[.B2] * [.I2]" table:style-name="ce1">
            <text:p>7</text:p>
          </table:table-cell>
          <table:table-cell office:value-type="float" office:value="12" table:formula="of:=[.C2] * [.I2]" table:style-name="ce1">
            <text:p>12</text:p>
          </table:table-cell>
          <table:table-cell office:value-type="float" office:value="13.5" table:formula="of:=[.D2] * [.I2]" table:style-name="ce1">
            <text:p>13,5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float" office:value="29.400000000000002" table:formula="of:=[.E2] * [.J2]" table:style-name="ce1">
            <text:p>29,4</text:p>
          </table:table-cell>
          <table:table-cell office:value-type="float" office:value="205.8" table:formula="of:=[.K2] * [.F2]" table:style-name="ce1">
            <text:p>205,8</text:p>
          </table:table-cell>
          <table:table-cell office:value-type="float" office:value="2.5" table:style-name="ce1">
            <text:p>2,5</text:p>
          </table:table-cell>
          <table:table-cell office:value-type="float" office:value="9.7395000000000001E-4" table:formula="of:=0.151 * 0.0645 * 0.1" table:style-name="ce1">
            <text:p>0,00097395</text:p>
          </table:table-cell>
          <table:table-cell office:value-type="float" office:value="15" table:formula="of:=[.M2] * [.I2] * [.J2]" table:style-name="ce1">
            <text:p>15</text:p>
          </table:table-cell>
          <table:table-cell office:value-type="float" office:value="5.8437000000000003E-3" table:formula="of:=[.N2] * [.J2] * [.I2]" table:style-name="ce1">
            <text:p>0,0058437</text:p>
          </table:table-cell>
          <table:table-cell office:value-type="currency" office:value="423" table:formula="of:=70.5 * [.I2] * [.J2]" table:style-name="ce3">
            <text:p><text:s/>423,00$<text:s/>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BK260SCP</text:p>
          </table:table-cell>
          <table:table-cell office:value-type="float" office:value="1" table:style-name="ce1">
            <text:p>1</text:p>
          </table:table-cell>
          <table:table-cell office:value-type="float" office:value="1.2" table:style-name="ce1">
            <text:p>1,2</text:p>
          </table:table-cell>
          <table:table-cell office:value-type="float" office:value="1.35" table:style-name="ce1">
            <text:p>1,35</text:p>
          </table:table-cell>
          <table:table-cell office:value-type="float" office:value="2.4500000000000002" table:style-name="ce1">
            <text:p>2,45</text:p>
          </table:table-cell>
          <table:table-cell office:value-type="float" office:value="7" table:formula="of:=[.B3] * [.I3]" table:style-name="ce1">
            <text:p>7</text:p>
          </table:table-cell>
          <table:table-cell office:value-type="float" office:value="8.4" table:formula="of:=[.C3] * [.I3]" table:style-name="ce1">
            <text:p>8,4</text:p>
          </table:table-cell>
          <table:table-cell office:value-type="float" office:value="9.4500000000000011" table:formula="of:=[.D3] * [.I3]" table:style-name="ce1">
            <text:p>9,45</text:p>
          </table:table-cell>
          <table:table-cell office:value-type="float" office:value="7" table:style-name="ce1">
            <text:p>7</text:p>
          </table:table-cell>
          <table:table-cell office:value-type="float" office:value="11" table:style-name="ce1">
            <text:p>11</text:p>
          </table:table-cell>
          <table:table-cell office:value-type="float" office:value="26.950000000000003" table:formula="of:=[.E3] * [.J3]" table:style-name="ce1">
            <text:p>26,95</text:p>
          </table:table-cell>
          <table:table-cell office:value-type="float" office:value="188.65000000000003" table:formula="of:=[.K3] * [.F3]" table:style-name="ce1">
            <text:p>188,65</text:p>
          </table:table-cell>
          <table:table-cell office:value-type="float" office:value="5.5E-2" table:style-name="ce1">
            <text:p>0,055</text:p>
          </table:table-cell>
          <table:table-cell office:value-type="float" office:value="2.2746999999999998E-5" table:formula="of:=0.023 * 0.023 * 0.043" table:style-name="ce1">
            <text:p>0,000022747</text:p>
          </table:table-cell>
          <table:table-cell office:value-type="float" office:value="4.2350000000000003" table:formula="of:=[.M3] * [.I3] * [.J3]" table:style-name="ce1">
            <text:p>4,235</text:p>
          </table:table-cell>
          <table:table-cell office:value-type="float" office:value="1.7515189999999996E-3" table:formula="of:=[.N3] * [.J3] * [.I3]" table:style-name="ce1">
            <text:p>0,001751519</text:p>
          </table:table-cell>
          <table:table-cell office:value-type="currency" office:value="727.64999999999986" table:formula="of:=9.45 * [.I3] * [.J3]" table:style-name="ce3">
            <text:p><text:s/>727,65$<text:s/>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INR18650HG2</text:p>
          </table:table-cell>
          <table:table-cell office:value-type="float" office:value="2.5" table:style-name="ce1">
            <text:p>2,5</text:p>
          </table:table-cell>
          <table:table-cell office:value-type="float" office:value="3.6" table:style-name="ce1">
            <text:p>3,6</text:p>
          </table:table-cell>
          <table:table-cell office:value-type="float" office:value="4.2" table:style-name="ce1">
            <text:p>4,2</text:p>
          </table:table-cell>
          <table:table-cell office:value-type="float" office:value="3" table:style-name="ce1">
            <text:p>3</text:p>
          </table:table-cell>
          <table:table-cell office:value-type="float" office:value="7.5" table:formula="of:=[.B4] * [.I4]" table:style-name="ce1">
            <text:p>7,5</text:p>
          </table:table-cell>
          <table:table-cell office:value-type="float" office:value="10.8" table:formula="of:=[.C4] * [.I4]" table:style-name="ce1">
            <text:p>10,8</text:p>
          </table:table-cell>
          <table:table-cell office:value-type="float" office:value="12.600000000000001" table:formula="of:=[.D4] * [.I4]" table:style-name="ce1">
            <text:p>12,6</text:p>
          </table:table-cell>
          <table:table-cell office:value-type="float" office:value="3" table:style-name="ce1">
            <text:p>3</text:p>
          </table:table-cell>
          <table:table-cell office:value-type="float" office:value="10" table:style-name="ce1">
            <text:p>10</text:p>
          </table:table-cell>
          <table:table-cell office:value-type="float" office:value="30" table:formula="of:=[.E4] * [.J4]" table:style-name="ce1">
            <text:p>30</text:p>
          </table:table-cell>
          <table:table-cell office:value-type="float" office:value="225" table:formula="of:=[.K4] * [.F4]" table:style-name="ce1">
            <text:p>225</text:p>
          </table:table-cell>
          <table:table-cell office:value-type="float" office:value="4.7E-2" table:style-name="ce1">
            <text:p>0,047</text:p>
          </table:table-cell>
          <table:table-cell office:value-type="float" office:value="2.1767850000000002E-5" table:formula="of:=0.0183 * 0.0183 * 0.065" table:style-name="ce2">
            <text:p>2,17679E-05</text:p>
          </table:table-cell>
          <table:table-cell office:value-type="float" office:value="1.4100000000000001" table:formula="of:=[.M4] * [.I4] * [.J4]" table:style-name="ce1">
            <text:p>1,41</text:p>
          </table:table-cell>
          <table:table-cell office:value-type="float" office:value="6.5303550000000011E-4" table:formula="of:=[.N4] * [.J4] * [.I4]" table:style-name="ce1">
            <text:p>0,000653036</text:p>
          </table:table-cell>
          <table:table-cell office:value-type="currency" office:value="345" table:formula="of:=11.5 * [.I4] * [.J4]" table:style-name="ce3">
            <text:p><text:s/>345,00$<text:s/></text:p>
          </table:table-cell>
          <table:table-cell table:number-columns-repeated="16367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Tension du circuit</text:p>
          </table:table-cell>
          <table:table-cell office:value-type="string" table:style-name="ce1">
            <text:p>Tension régulateur</text:p>
          </table:table-cell>
          <table:table-cell office:value-type="string" table:style-name="ce1">
            <text:p>Temps d’opération</text:p>
          </table:table-cell>
          <table:table-cell office:value-type="string" table:style-name="ce1">
            <text:p>Marge</text:p>
          </table:table-cell>
          <table:table-cell table:number-columns-repeated="16380" table:style-name="ce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6.5" table:style-name="ce1">
            <text:p>6,5</text:p>
          </table:table-cell>
          <table:table-cell office:value-type="float" office:value="120" table:formula="of:= 24 * 5" table:style-name="ce1">
            <text:p>120</text:p>
          </table:table-cell>
          <table:table-cell office:value-type="float" office:value="0.2" table:style-name="ce1">
            <text:p>0,2</text:p>
          </table:table-cell>
          <table:table-cell table:number-columns-repeated="16380" table:style-name="ce1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office:value-type="string" table:style-name="ce1">
            <text:p>Chip</text:p>
          </table:table-cell>
          <table:table-cell office:value-type="string" table:style-name="ce1">
            <text:p>Courant</text:p>
          </table:table-cell>
          <table:table-cell office:value-type="string" table:style-name="ce1">
            <text:p>Tension</text:p>
          </table:table-cell>
          <table:table-cell office:value-type="string" table:style-name="ce1">
            <text:p>Qty</text:p>
          </table:table-cell>
          <table:table-cell office:value-type="string" table:style-name="ce1">
            <text:p>Courant ajusté</text:p>
          </table:table-cell>
          <table:table-cell table:style-name="ce1"/>
          <table:table-cell office:value-type="string" table:style-name="ce1">
            <text:p>MAX9929</text:p>
          </table:table-cell>
          <table:table-cell table:number-columns-repeated="3" table:style-name="ce1"/>
          <table:table-cell office:value-type="string" table:style-name="ce1">
            <text:p>TLV9001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AD580</text:p>
          </table:table-cell>
          <table:table-cell office:value-type="float" office:value="1.5" table:style-name="ce1">
            <text:p>1,5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1.5E-3" table:formula="of:=[.B13] / 1000" table:style-name="ce1">
            <text:p>0,0015</text:p>
          </table:table-cell>
          <table:table-cell table:style-name="ce1"/>
          <table:table-cell office:value-type="string" table:style-name="ce1">
            <text:p>Transconductance</text:p>
          </table:table-cell>
          <table:table-cell table:style-name="ce1"/>
          <table:table-cell office:value-type="float" office:value="5.0000000000000001E-3" table:style-name="ce1">
            <text:p>0,005</text:p>
          </table:table-cell>
          <table:table-cell table:style-name="ce1"/>
          <table:table-cell office:value-type="float" office:value="7.0049999999999995E-5" table:formula="of:=[.E21]" table:style-name="ce1">
            <text:p>0,00007005</text:p>
          </table:table-cell>
          <table:table-cell office:value-type="float" office:value="1000000" table:style-name="ce1">
            <text:p>1000000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AD590</text:p>
          </table:table-cell>
          <table:table-cell office:value-type="float" office:value="313" table:formula="of:=1 * (273 + 40)" table:style-name="ce1">
            <text:p>313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3.1300000000000002E-4" table:formula="of:=[.B14] / 1000000" table:style-name="ce1">
            <text:p>0,000313</text:p>
          </table:table-cell>
          <table:table-cell table:style-name="ce1"/>
          <table:table-cell office:value-type="string" table:style-name="ce1">
            <text:p>Rsense</text:p>
          </table:table-cell>
          <table:table-cell table:style-name="ce1"/>
          <table:table-cell office:value-type="float" office:value="0.05" table:style-name="ce1">
            <text:p>0,05</text:p>
          </table:table-cell>
          <table:table-cell office:value-type="string" table:style-name="ce1">
            <text:p>AP</text:p>
          </table:table-cell>
          <table:table-cell office:value-type="float" office:value="7.5000000000000002E-6" table:formula="of:=[.D2] * [.I2] / ([.L$13] + [.L14])" table:style-name="ce1">
            <text:p>0,0000075</text:p>
          </table:table-cell>
          <table:table-cell office:value-type="float" office:value="800000" table:formula="of:=[.L$13] * 6 / ([.D2] * [.I2] - 6)" table:style-name="ce1">
            <text:p>800000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Res AD580</text:p>
          </table:table-cell>
          <table:table-cell office:value-type="float" office:value="0.2397" table:formula="of:=ROUND(2.5 / (8.15 + 2.28); 4)" table:style-name="ce1">
            <text:p>0,2397</text:p>
          </table:table-cell>
          <table:table-cell office:value-type="float" office:value="2.5" table:style-name="ce1">
            <text:p>2,5</text:p>
          </table:table-cell>
          <table:table-cell office:value-type="float" office:value="1" table:style-name="ce1">
            <text:p>1</text:p>
          </table:table-cell>
          <table:table-cell office:value-type="float" office:value="2.397E-4" table:formula="of:=[.B15] / 1000" table:style-name="ce1">
            <text:p>0,0002397</text:p>
          </table:table-cell>
          <table:table-cell table:style-name="ce1"/>
          <table:table-cell office:value-type="string" table:style-name="ce1">
            <text:p>Rout</text:p>
          </table:table-cell>
          <table:table-cell table:style-name="ce1"/>
          <table:table-cell office:value-type="float" office:value="68100" table:style-name="ce1">
            <text:p>68100</text:p>
          </table:table-cell>
          <table:table-cell office:value-type="string" table:style-name="ce1">
            <text:p>NiMH</text:p>
          </table:table-cell>
          <table:table-cell office:value-type="float" office:value="3.4500000000000008E-6" table:formula="of:=[.D3] * [.I3] / ([.L$13] + [.L15])" table:style-name="ce1">
            <text:p>0,00000345</text:p>
          </table:table-cell>
          <table:table-cell office:value-type="float" office:value="1739130.4347826082" table:formula="of:=[.L$13] * 6 / ([.D3] * [.I3] - 6)" table:style-name="ce1">
            <text:p>1739130,435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AD622</text:p>
          </table:table-cell>
          <table:table-cell office:value-type="float" office:value="1.5" table:style-name="ce1">
            <text:p>1,5</text:p>
          </table:table-cell>
          <table:table-cell table:style-name="ce1"/>
          <table:table-cell office:value-type="float" office:value="7" table:style-name="ce1">
            <text:p>7</text:p>
          </table:table-cell>
          <table:table-cell office:value-type="float" office:value="1.0500000000000001E-2" table:formula="of:=([.B16] / 1000) * [.D16]" table:style-name="ce1">
            <text:p>0,0105</text:p>
          </table:table-cell>
          <table:table-cell table:style-name="ce1"/>
          <table:table-cell office:value-type="string" table:style-name="ce1">
            <text:p>Vout_max</text:p>
          </table:table-cell>
          <table:table-cell table:style-name="ce1"/>
          <table:table-cell office:value-type="float" office:value="4.9364515850866209" table:formula="of:=[.I14] * [.J34] * 1.5 * [.I13] * [.I15]" table:style-name="ce1">
            <text:p>4,936451585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ADS751 Analog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3.0000000000000001E-3" table:formula="of:=[.B17] / 1000" table:style-name="ce1">
            <text:p>0,003</text:p>
          </table:table-cell>
          <table:table-cell table:style-name="ce1"/>
          <table:table-cell office:value-type="string" table:style-name="ce1">
            <text:p>Leakage Current</text:p>
          </table:table-cell>
          <table:table-cell table:style-name="ce1"/>
          <table:table-cell office:value-type="float" office:value="7.156697283965993E-5" table:formula="of:=[.I16] / [.I18]" table:style-name="ce1">
            <text:p>7,1567E-05</text:p>
          </table:table-cell>
          <table:table-cell table:style-name="ce1"/>
          <table:table-cell office:value-type="string" table:style-name="ce1">
            <text:p>BQ29330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ADS751 Digital</text:p>
          </table:table-cell>
          <table:table-cell office:value-type="float" office:value="1" table:style-name="ce1">
            <text:p>1</text:p>
          </table:table-cell>
          <table:table-cell office:value-type="float" office:value="5.25" table:style-name="ce1">
            <text:p>5,25</text:p>
          </table:table-cell>
          <table:table-cell office:value-type="float" office:value="1" table:style-name="ce1">
            <text:p>1</text:p>
          </table:table-cell>
          <table:table-cell office:value-type="float" office:value="9.5238095238095238E-4" table:formula="of:=[.B18] / 1000 * [.A8] / [.C18]" table:style-name="ce1">
            <text:p>0,000952381</text:p>
          </table:table-cell>
          <table:table-cell table:style-name="ce1"/>
          <table:table-cell office:value-type="string" table:style-name="ce1">
            <text:p>Rout</text:p>
          </table:table-cell>
          <table:table-cell table:style-name="ce1"/>
          <table:table-cell office:value-type="float" office:value="68976.671629612523" table:formula="of:=[.A8] / ([.J34] * 1.5 * [.I13] * [.I14])" table:style-name="ce1">
            <text:p>68976,67163</text:p>
          </table:table-cell>
          <table:table-cell table:style-name="ce1"/>
          <table:table-cell office:value-type="float" office:value="1.9000000000000001E-4" table:formula="of:= 190 / 1000000" table:style-name="ce1">
            <text:p>0,00019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ESP32</text:p>
          </table:table-cell>
          <table:table-cell office:value-type="float" office:value="77.5" table:style-name="ce1">
            <text:p>77,5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7.7499999999999999E-2" table:formula="of:=[.B19] / 1000" table:style-name="ce1">
            <text:p>0,0775</text:p>
          </table:table-cell>
          <table:table-cell table:number-columns-repeated="5" table:style-name="ce1"/>
          <table:table-cell office:value-type="float" office:value="5.3999999999999998E-5" table:formula="of:=18 * 3 / 1000000" table:style-name="ce1">
            <text:p>0,000054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MAX9929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2V &lt; Vrs+ &lt; 28</text:p>
          </table:table-cell>
          <table:table-cell office:value-type="float" office:value="1" table:style-name="ce1">
            <text:p>1</text:p>
          </table:table-cell>
          <table:table-cell office:value-type="float" office:value="1E-4" table:formula="of:=[.B20] / 1000000" table:style-name="ce1">
            <text:p>0,0001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TLV9001</text:p>
          </table:table-cell>
          <table:table-cell office:value-type="float" office:value="77" table:style-name="ce1">
            <text:p>77</text:p>
          </table:table-cell>
          <table:table-cell office:value-type="float" office:value="5.5" table:style-name="ce1">
            <text:p>5,5</text:p>
          </table:table-cell>
          <table:table-cell office:value-type="float" office:value="1" table:style-name="ce1">
            <text:p>1</text:p>
          </table:table-cell>
          <table:table-cell office:value-type="float" office:value="7.0049999999999995E-5" table:formula="of:=([.B21] * [.A8] / [.C21]) / 1000000 + 0.00000005" table:style-name="ce1">
            <text:p>0,00007005</text:p>
          </table:table-cell>
          <table:table-cell table:number-columns-repeated="16379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float" office:value="9.4105080952380946E-2" table:formula="of:=SUM([.E13:.E20])" table:style-name="ce1">
            <text:p>0,094105081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Load Max 7805</text:p>
          </table:table-cell>
          <table:table-cell office:value-type="string" table:style-name="ce1">
            <text:p>% Load</text:p>
          </table:table-cell>
          <table:table-cell table:number-columns-repeated="16382" table:style-name="ce1"/>
        </table:table-row>
        <table:table-row table:style-name="ro1">
          <table:table-cell office:value-type="float" office:value="1.5" table:style-name="ce1">
            <text:p>1,5</text:p>
          </table:table-cell>
          <table:table-cell office:value-type="float" office:value="6.2736720634920626" table:formula="of:=[.A24] / [.A27] * 100" table:style-name="ce1">
            <text:p>6,273672063</text:p>
          </table:table-cell>
          <table:table-cell table:number-columns-repeated="16382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float" office:value="7805" table:style-name="ce1">
            <text:p>7805</text:p>
          </table:table-cell>
          <table:table-cell office:value-type="string" table:style-name="ce1">
            <text:p>Consommation</text:p>
          </table:table-cell>
          <table:table-cell office:value-type="string" table:style-name="ce1">
            <text:p>Efficacité Load</text:p>
          </table:table-cell>
          <table:table-cell office:value-type="string" table:style-name="ce1">
            <text:p>Efficacité Vin</text:p>
          </table:table-cell>
          <table:table-cell office:value-type="string" table:style-name="ce1">
            <text:p>Efficacité Totale</text:p>
          </table:table-cell>
          <table:table-cell office:value-type="string" table:style-name="ce1">
            <text:p>Consommation 100%</text:p>
          </table:table-cell>
          <table:table-cell office:value-type="string" table:style-name="ce1">
            <text:p>Consommation</text:p>
          </table:table-cell>
          <table:table-cell table:style-name="ce1"/>
          <table:table-cell office:value-type="string" table:style-name="ce1">
            <text:p>État de charge</text:p>
          </table:table-cell>
          <table:table-cell office:value-type="string" table:style-name="ce1">
            <text:p>Total</text:p>
          </table:table-cell>
          <table:table-cell office:value-type="string" table:style-name="ce1">
            <text:p>Ah</text:p>
          </table:table-cell>
          <table:table-cell office:value-type="string" table:style-name="ce1">
            <text:p>Ah + marge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2V</text:p>
          </table:table-cell>
          <table:table-cell office:value-type="float" office:value="9" table:style-name="ce1">
            <text:p>9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AP</text:p>
          </table:table-cell>
          <table:table-cell office:value-type="float" office:value="9" table:formula="of:=[.B$31] * [.G2] / 12" table:style-name="ce1">
            <text:p>9</text:p>
          </table:table-cell>
          <table:table-cell office:value-type="float" office:value="0.83" table:style-name="ce1">
            <text:p>0,83</text:p>
          </table:table-cell>
          <table:table-cell office:value-type="float" office:value="0.93" table:style-name="ce1">
            <text:p>0,93</text:p>
          </table:table-cell>
          <table:table-cell office:value-type="float" office:value="0.77190000000000003" table:formula="of:=[.D32] * [.C32]" table:style-name="ce1">
            <text:p>0,7719</text:p>
          </table:table-cell>
          <table:table-cell office:value-type="float" office:value="0.13174711333333333" table:formula="of:=[.A$24] * [.F2] / [.A$8]" table:style-name="ce1">
            <text:p>0,131747113</text:p>
          </table:table-cell>
          <table:table-cell office:value-type="float" office:value="0.17067899123375221" table:formula="of:=[.F32] / [.E32]" table:style-name="ce1">
            <text:p>0,170678991</text:p>
          </table:table-cell>
          <table:table-cell table:style-name="ce1"/>
          <table:table-cell office:value-type="float" office:value="1.7755000000000001E-4" table:formula="of:=[.K$13] + [.K14] + [.E$20]" table:style-name="ce1">
            <text:p>0,00017755</text:p>
          </table:table-cell>
          <table:table-cell office:value-type="float" office:value="0.17985654123375222" table:formula="of:=[.G32] + [.B32] / 1000 + [.I32]" table:style-name="ce1">
            <text:p>0,179856541</text:p>
          </table:table-cell>
          <table:table-cell office:value-type="float" office:value="21.582784948050268" table:formula="of:=[.J32] * [.C$8]" table:style-name="ce1">
            <text:p>21,58278495</text:p>
          </table:table-cell>
          <table:table-cell office:value-type="float" office:value="25.899341937660321" table:formula="of:=[.K32] * 1.2" table:style-name="ce1">
            <text:p>25,8993419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NiMH</text:p>
          </table:table-cell>
          <table:table-cell office:value-type="float" office:value="6.3000000000000007" table:formula="of:=[.B$31] * [.G3] / 12" table:style-name="ce1">
            <text:p>6,3</text:p>
          </table:table-cell>
          <table:table-cell office:value-type="float" office:value="0.83" table:style-name="ce1">
            <text:p>0,83</text:p>
          </table:table-cell>
          <table:table-cell office:value-type="float" office:value="0.93" table:style-name="ce1">
            <text:p>0,93</text:p>
          </table:table-cell>
          <table:table-cell office:value-type="float" office:value="0.77190000000000003" table:formula="of:=[.D33] * [.C33]" table:style-name="ce1">
            <text:p>0,7719</text:p>
          </table:table-cell>
          <table:table-cell office:value-type="float" office:value="0.13174711333333333" table:formula="of:=[.A$24] * [.F3] / [.A$8]" table:style-name="ce1">
            <text:p>0,131747113</text:p>
          </table:table-cell>
          <table:table-cell office:value-type="float" office:value="0.17067899123375221" table:formula="of:=[.F33] / [.E33]" table:style-name="ce1">
            <text:p>0,170678991</text:p>
          </table:table-cell>
          <table:table-cell table:style-name="ce1"/>
          <table:table-cell office:value-type="float" office:value="1.7349999999999999E-4" table:formula="of:=[.K$13] + [.K15] + [.E$20]" table:style-name="ce1">
            <text:p>0,0001735</text:p>
          </table:table-cell>
          <table:table-cell office:value-type="float" office:value="0.17715249123375221" table:formula="of:=[.G33] + [.B33] / 1000 + [.I33]" table:style-name="ce1">
            <text:p>0,177152491</text:p>
          </table:table-cell>
          <table:table-cell office:value-type="float" office:value="21.258298948050264" table:formula="of:=[.J33] * [.C$8]" table:style-name="ce1">
            <text:p>21,25829895</text:p>
          </table:table-cell>
          <table:table-cell office:value-type="float" office:value="25.509958737660316" table:formula="of:=[.K33] * 1.2" table:style-name="ce1">
            <text:p>25,5099587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Li-Ion</text:p>
          </table:table-cell>
          <table:table-cell office:value-type="float" office:value="8.1" table:formula="of:=[.B$31] * [.G4] / 12" table:style-name="ce1">
            <text:p>8,1</text:p>
          </table:table-cell>
          <table:table-cell office:value-type="float" office:value="0.83" table:style-name="ce1">
            <text:p>0,83</text:p>
          </table:table-cell>
          <table:table-cell office:value-type="float" office:value="0.92" table:style-name="ce1">
            <text:p>0,92</text:p>
          </table:table-cell>
          <table:table-cell office:value-type="float" office:value="0.76359999999999995" table:formula="of:=[.D34] * [.C34]" table:style-name="ce1">
            <text:p>0,7636</text:p>
          </table:table-cell>
          <table:table-cell office:value-type="float" office:value="0.14115762142857141" table:formula="of:=[.A$24] * [.F4] / [.A$8]" table:style-name="ce1">
            <text:p>0,141157621</text:p>
          </table:table-cell>
          <table:table-cell office:value-type="float" office:value="0.18485806892164933" table:formula="of:=[.F34] / [.E34]" table:style-name="ce1">
            <text:p>0,184858069</text:p>
          </table:table-cell>
          <table:table-cell table:style-name="ce1"/>
          <table:table-cell office:value-type="float" office:value="3.4400000000000001E-4" table:formula="of:=[.K18] + [.K19] + [.E20]" table:style-name="ce1">
            <text:p>0,000344</text:p>
          </table:table-cell>
          <table:table-cell office:value-type="float" office:value="0.19330206892164933" table:formula="of:=[.G34] + [.B34] / 1000 + [.I34]" table:style-name="ce1">
            <text:p>0,193302069</text:p>
          </table:table-cell>
          <table:table-cell office:value-type="float" office:value="23.19624827059792" table:formula="of:=[.J34] * [.C$8]" table:style-name="ce1">
            <text:p>23,19624827</text:p>
          </table:table-cell>
          <table:table-cell office:value-type="float" office:value="27.835497924717505" table:formula="of:=[.K34] * 1.2" table:style-name="ce1">
            <text:p>27,83549792</text:p>
          </table:table-cell>
          <table:table-cell table:number-columns-repeated="16372"/>
        </table:table-row>
        <table:table-row table:number-rows-repeated="104854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Calibri" svg:font-family="Calibri"/>
  </office:font-face-decls>
  <office:styles>
    <number:number-style style:name="N0">
      <number:number number:min-integer-digits="1"/>
    </number:number-style>
    <number:currency-style style:name="N34P0">
      <number:text> </number:text>
      <number:fill-character> </number:fill-character>
      <number:number number:decimal-places="2" number:min-decimal-places="2" number:min-integer-digits="1" number:grouping="true"/>
      <number:currency-symbol>$</number:currency-symbol>
      <number:text> </number:text>
    </number:currency-style>
    <number:currency-style style:name="N34P1">
      <number:text>-</number:text>
      <number:fill-character> </number:fill-character>
      <number:number number:decimal-places="2" number:min-decimal-places="2" number:min-integer-digits="1" number:grouping="true"/>
      <number:currency-symbol>$</number:currency-symbol>
      <number:text> </number:text>
    </number:currency-style>
    <number:currency-style style:name="N34P2">
      <number:text> </number:text>
      <number:fill-character> </number:fill-character>
      <number:text>-</number:text>
      <number:number number:decimal-places="0" number:min-decimal-places="0" number:min-integer-digits="0"/>
      <number:currency-symbol>$</number:currency-symbol>
      <number:text> </number:text>
    </number:currency-style>
    <number:text-style style:name="N34">
      <number:text> </number:text>
      <number:text-content/>
      <number:text> </number:text>
      <style:map style:condition="value()&gt;0" style:apply-style-name="N34P0"/>
      <style:map style:condition="value()&lt;0" style:apply-style-name="N34P1"/>
      <style:map style:condition="value()=0" style:apply-style-name="N34P2"/>
    </number:text-style>
    <number:number-style style:name="N39">
      <number:scientific-number number:decimal-places="5" number:min-decimal-places="5" number:min-integer-digits="1" number:min-exponent-digits="2" number:exponent-interval="1" number:forced-exponent-sign="true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Currency" style:family="table-cell" style:data-style-name="N34"/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626</meta:generator>
    <dc:creator>Ràësangür Köriàròn</dc:creator>
    <meta:creation-date>2023-07-25T10:29:27Z</meta:creation-date>
    <dc:date>2023-07-31T05:10:06Z</dc:date>
    <meta:editing-cycles>8</meta:editing-cycles>
    <meta:editing-duration>PT5532S</meta:editing-duration>
  </office:meta>
</office:document-meta>
</file>